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7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</table:table-row>
        <table:table-row table:style-name="ro3">
          <table:covered-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6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6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Modèle communicationne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Modèle procédura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Représentation des processu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0h (donné)</text:p>
          </table:table-cell>
          <table:table-cell table:number-columns-repeated="5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6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9" office:value-type="percentage" office:value="0.5">
            <text:p>50%</text:p>
          </table:table-cell>
          <table:table-cell table:number-columns-repeated="4"/>
        </table:table-row>
        <table:table-row table:style-name="ro3">
          <table:table-cell office:value-type="string">
            <text:p>Description architectur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 office:value-type="string">
            <text:p>pas à faire</text:p>
          </table:table-cell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Cartographi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 office:value-type="string">
            <text:p>pas à faire</text:p>
          </table:table-cell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"/>
          <table:table-cell table:number-columns-repeated="3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3">
          <table:table-cell table:style-name="ce5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</table:table-row>
        <table:table-row table:style-name="ro3">
          <table:table-cell office:value-type="string">
            <text:p>Modèle de processu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 d’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s généraux d’objets métier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Stratégie de l’entreprise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Adaptation de la logique des processu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Adaptation de l’organisation des acteur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08:36:48</dc:date>
    <dc:creator>vzantedeschi </dc:creator>
    <meta:editing-duration>PT21M51S</meta:editing-duration>
    <meta:editing-cycles>3</meta:editing-cycles>
    <meta:generator>LibreOffice/3.5$Linux_x86 LibreOffice_project/350m1$Build-2</meta:generator>
    <meta:document-statistic meta:table-count="3" meta:cell-count="171" meta:object-count="0"/>
  </office:meta>
</office:document-meta>
</file>